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CuerpoTabla">
      <style:text-properties officeooo:rsid="00198f1b" officeooo:paragraph-rsid="00198f1b"/>
    </style:style>
    <style:style style:name="P4" style:family="paragraph" style:parent-style-name="Textos">
      <style:text-properties officeooo:rsid="001c7a6b" officeooo:paragraph-rsid="001c7a6b"/>
    </style:style>
    <style:style style:name="P5" style:family="paragraph" style:parent-style-name="TituloDemostrativo" style:master-page-name="PortadaDemostrativos">
      <style:paragraph-properties style:page-number="auto"/>
      <style:text-properties officeooo:rsid="00115d88" officeooo:paragraph-rsid="00115d88"/>
    </style:style>
    <style:style style:name="P6" style:family="paragraph" style:parent-style-name="Nivel1" style:master-page-name="Pagina">
      <style:paragraph-properties style:page-number="auto"/>
    </style:style>
    <style:style style:name="P7" style:family="paragraph" style:parent-style-name="TablaContenidosDemostrativo" style:master-page-name="Pagina">
      <style:paragraph-properties style:page-number="auto"/>
    </style:style>
    <style:style style:name="P8" style:family="paragraph" style:parent-style-name="Textos" style:master-page-name="Pagina">
      <style:paragraph-properties style:page-number="auto"/>
    </style:style>
    <style:style style:name="P9" style:family="paragraph" style:parent-style-name="Textos">
      <style:text-properties officeooo:rsid="001f9144" officeooo:paragraph-rsid="001f9144"/>
    </style:style>
    <style:style style:name="P10" style:family="paragraph" style:parent-style-name="Textos">
      <style:text-properties officeooo:rsid="002000ad" officeooo:paragraph-rsid="002000ad"/>
    </style:style>
    <style:style style:name="P11" style:family="paragraph" style:parent-style-name="Textos">
      <style:paragraph-properties fo:break-before="page"/>
      <style:text-properties officeooo:rsid="002000ad" officeooo:paragraph-rsid="002000ad"/>
    </style:style>
    <style:style style:name="P12" style:family="paragraph" style:parent-style-name="CuerpoTabla">
      <style:text-properties officeooo:rsid="001f9144" officeooo:paragraph-rsid="001f9144"/>
    </style:style>
    <style:style style:name="P13" style:family="paragraph" style:parent-style-name="Tabla_20_contenidos_20_nivel1">
      <style:paragraph-properties>
        <style:tab-stops>
          <style:tab-stop style:position="17cm" style:type="right" style:leader-style="dotted" style:leader-text="."/>
        </style:tab-stops>
      </style:paragraph-properties>
    </style:style>
    <style:style style:name="P14"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6b2d2"/>
    </style:style>
    <style:style style:name="T2" style:family="text">
      <style:text-properties officeooo:rsid="00189460"/>
    </style:style>
    <style:style style:name="T3" style:family="text">
      <style:text-properties officeooo:rsid="00198f1b"/>
    </style:style>
    <style:style style:name="T4" style:family="text">
      <style:text-properties officeooo:rsid="001f9144"/>
    </style:style>
    <style:style style:name="T5" style:family="text">
      <style:text-properties officeooo:rsid="002000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0.<text:span text:style-name="T3">14</text:span></text:p>
      <text:p text:style-name="Standard"/>
      <text:p text:style-name="SubtituloPortadaYDemostrativos">Tipo de documento: Acta</text:p>
      <text:p text:style-name="SubtituloPortadaYDemostrativos"><text:span text:style-name="T4">19</text:span>/<text:span text:style-name="T1">02</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3">14</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4">19</text:span>/<text:span text:style-name="T1">02</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8">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4">19</text:span>/<text:span text:style-name="T1">02</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4">19</text:span>/<text:span text:style-name="T1">02</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Tabla de contenido</text:p>
          </text:index-title>
          <text:p text:style-name="P13"><text:a xlink:type="simple" xlink:href="#__RefHeading__1803_1352885363" text:style-name="Index_20_Link" text:visited-style-name="Index_20_Link">Datos de la reunión:<text:tab/>4</text:a></text:p>
          <text:p text:style-name="P14"><text:a xlink:type="simple" xlink:href="#__RefHeading__744_302876939" text:style-name="Index_20_Link" text:visited-style-name="Index_20_Link">Tabla 01. Datos de la reunión, 2014<text:tab/>4</text:a></text:p>
          <text:p text:style-name="P13"><text:a xlink:type="simple" xlink:href="#__RefHeading__746_302876939" text:style-name="Index_20_Link" text:visited-style-name="Index_20_Link">Puntos del orden del día:<text:tab/>4</text:a></text:p>
          <text:p text:style-name="P13"><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6"><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4">19</text:span>/<text:span text:style-name="T1">02</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3">15:30</text:p>
          </table:table-cell>
        </table:table-row>
        <table:table-row>
          <table:table-cell table:style-name="Tabla6.A2" office:value-type="string">
            <text:p text:style-name="TituloColumnaTabla">Hora de fiscalización:</text:p>
          </table:table-cell>
          <table:table-cell table:style-name="Tabla6.B2" office:value-type="string">
            <text:p text:style-name="P3">16:<text:span text:style-name="T4">10</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ext:p text:style-name="P12">Raúl Piñeiro</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9">Comienzo de la reunión del estado del proceso de despiece e identificación de componentes, el cual Manuel y Roberto expusieron los problemas de la versión dos del programa en python de parseado y su solución. Luego Javier mandó hacer una versión tres de este y del CD de arranque para hacerlo mas genérico ,en el cual el script en python tiene que crear y guardar en un fichero de texto el log de lo que realizó, también separar en un fichero la función para conectarse a la Base de datos,y luego que el CD pida por pantalla cual será la IP destino donde esta la base de datos de la herramienta para guardar los datos para hacerlo mas genérico.</text:p>
      <text:p text:style-name="P9">Luego Javier preguntó sobre el estado de humedad de las placas de los equipos para realizar las pruebas de temperatura de refrigeración líquida que se habían mojado. Quedó en realizar la primera prueba mañana,no experimento oficial.</text:p>
      <text:p text:style-name="P9">Para Manuel, coger el pc 14 que está en la mesa,cambiarle el procesador por el de un pentium 4 de 2.6 GHz y meterle el disco duro del pc anterior de pruebas de aire y cerrarlo completamente para realizar unas nuevas pruebas de temperatura. Lógicamente esto todo con el procesado de todos los componentes que no se utili<text:span text:style-name="T5">c</text:span>en.</text:p>
      <text:p text:style-name="P10"/>
      <text:p text:style-name="P11">Para el martes se mantiene la misma programación añade Javier y que también nos irá informando del cronograma. Y que mañana saldrá una publicación acerca del proyecto en la prensa.</text:p>
      <text:p text:style-name="P10">Otra tarea para Manuel es la de postear en el blog como crear un usuario en la herramienta Getracer,consultar ,crear y borrar elementos.</text:p>
      <text:p text:style-name="P10">Una cuestión también es la relación tiempo y actividades del proyecto es que vamos 'bien'.</text:p>
      <text:p text:style-name="P10">De aquí a la semana que viene cada uno coja un par de horas y que hagan un ejercicio de diseño de como harían para el armario.</text:p>
      <text:p text:style-name="P10">También es de que cuando hagamos las pruebas ya veremos como influye la temperatura ambiente sobre ellas.</text:p>
      <text:p text:style-name="P10">Con esto concluye la reunión de esta semana.</text:p>
      <text:p text:style-name="P4"/>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5</meta:editing-cycles>
    <meta:generator>LibreOffice/4.1.3.2$Linux_X86_64 LibreOffice_project/410m0$Build-2</meta:generator>
    <dc:date>2014-02-19T17:00:54.908534580</dc:date>
    <dc:creator>Manuel </dc:creator>
    <meta:document-statistic meta:table-count="5" meta:image-count="3" meta:object-count="0" meta:page-count="5" meta:paragraph-count="72" meta:word-count="496" meta:character-count="2908" meta:non-whitespace-character-count="2443"/>
  </office:meta>
</office:document-meta>
</file>